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c9001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24cm" svg:height="6.096cm" svg:x="0.492cm" svg:y="0.746cm">
          <text:p text:style-name="P1"><text:span text:style-name="T1">MediaGroup</text:span><text:line-break/><text:span text:style-name="T2">(ResourceContainer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72cm" svg:height="4.318cm" svg:x="9.382cm" svg:y="2.27cm">
          <text:p text:style-name="P1"><text:span text:style-name="T3">Player</text:span><text:line-break/><text:span text:style-name="T2">(Resource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4.318cm" svg:x="1.254cm" svg:y="2.27cm">
          <text:p text:style-name="P1"><text:span text:style-name="T3">SignalDetector</text:span><text:line-break/><text:span text:style-name="T2">(Resource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3.794cm" svg:y="5.318cm">
          <text:p text:style-name="P1"><text:span text:style-name="T3">PATTERN_MATCH[2]</text:span><text:line-break/><text:span text:style-name="T2">(Trigger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1.016cm" svg:height="1.016cm" svg:x="11.16cm" svg:y="5.064cm">
          <text:p text:style-name="P1"><text:span text:style-name="T3">VOLUME_UP</text:span><text:line-break/><text:span text:style-name="T2">(Action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6.096cm" svg:height="0.762cm" svg:x="4.81cm" svg:y="5.318cm">
          <text:p text:style-name="P1"><text:s/><text:span text:style-name="T4">RTC</text:span></text:p>
          <text:p text:style-name="P1"/>
          <draw:enhanced-geometry svg:viewBox="0 0 21600 21600" draw:text-areas="0 ?f0 ?f5 ?f2" draw:type="right-arrow" draw:modifiers="18524.3196987849 9217.699115044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5-19T10:18:50</meta:creation-date>
    <dc:date>2009-05-19T11:09:55</dc:date>
    <meta:editing-cycles>4</meta:editing-cycles>
    <meta:editing-duration>PT30M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